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0168dc" officeooo:paragraph-rsid="000168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e 1 for translation</text:p>
      <text:p text:style-name="P1">Line 2 for translation</text:p>
      <text:p text:style-name="P1">Line 3 for translation</text:p>
      <text:p text:style-name="P1">Line 4 for translation</text:p>
      <text:p text:style-name="P1">Line 5 for translation</text:p>
      <text:p text:style-name="P1">Line 6 for translation</text:p>
      <text:p text:style-name="P1">Line 7 for translation</text:p>
      <text:p text:style-name="P1">Line 8 for translation</text:p>
      <text:p text:style-name="P1">Line 9 for translation</text:p>
      <text:p text:style-name="P1">Line 10 for translation</text:p>
      <text:p text:style-name="P1">Line 11 for translation</text:p>
      <text:p text:style-name="P1">Line 12 for translation</text:p>
      <text:p text:style-name="P1">Line 13 for translation</text:p>
      <text:p text:style-name="P1">Line 14 for translation</text:p>
      <text:p text:style-name="P1">Line 15 for translation</text:p>
      <text:p text:style-name="P1">Line 16 for translation</text:p>
      <text:p text:style-name="P1">Line 17 for trans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k" fo:country="SK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os Sramek</meta:initial-creator>
    <meta:creation-date>2016-06-10T15:09:38.777384202</meta:creation-date>
    <dc:date>2016-06-10T15:11:16.903484049</dc:date>
    <dc:creator>Milos Sramek</dc:creator>
    <meta:editing-duration>PT1M38S</meta:editing-duration>
    <meta:editing-cycles>1</meta:editing-cycles>
    <meta:document-statistic meta:table-count="0" meta:image-count="0" meta:object-count="0" meta:page-count="1" meta:paragraph-count="17" meta:word-count="68" meta:character-count="382" meta:non-whitespace-character-count="331"/>
    <meta:generator>LibreOffice/5.1.1.3$Linux_X86_64 LibreOffice_project/89f508ef3ecebd2cfb8e1def0f0ba9a803b88a6d</meta:generator>
  </office:meta>
</office:document-meta>
</file>